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2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12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7pt" style:text-underline-style="none" fo:font-weight="normal" style:font-size-asian="7pt" style:font-size-complex="7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9" office:value-type="string" calcext:value-type="string">
            <text:p>NF - SERV. PROD.</text:p>
          </table:table-cell>
          <table:table-cell table:style-name="ce21" office:value-type="string" calcext:value-type="string">
            <text:p>R$</text:p>
          </table:table-cell>
          <table:table-cell table:style-name="ce23"/>
          <table:table-cell table:style-name="ce38" office:value-type="string" calcext:value-type="string">
            <text:p>PAGO</text:p>
          </table:table-cell>
          <table:table-cell table:style-name="ce2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1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8-31" calcext:value-type="date">
            <text:p>31/08/2024</text:p>
          </table:table-cell>
          <table:table-cell table:style-name="ce20" office:value-type="string" calcext:value-type="string">
            <text:p>Mens. 08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09-09" calcext:value-type="date">
            <text:p>09/09/2024</text:p>
          </table:table-cell>
          <table:table-cell table:style-name="ce22" table:formula="of:=[.C2]-[.F2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4-09-30" calcext:value-type="date">
            <text:p>30/09/2024</text:p>
          </table:table-cell>
          <table:table-cell table:style-name="ce20" office:value-type="string" calcext:value-type="string">
            <text:p>Mens. 09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0-04" calcext:value-type="date">
            <text:p>04/10/2024</text:p>
          </table:table-cell>
          <table:table-cell table:style-name="ce22" table:formula="of:=[.C3]-[.F3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4-10-31" calcext:value-type="date">
            <text:p>31/10/2024</text:p>
          </table:table-cell>
          <table:table-cell table:style-name="ce20" office:value-type="string" calcext:value-type="string">
            <text:p>Mens. 10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1-07" calcext:value-type="date">
            <text:p>07/11/2024</text:p>
          </table:table-cell>
          <table:table-cell table:style-name="ce22" table:formula="of:=[.C4]-[.F4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4-11-30" calcext:value-type="date">
            <text:p>30/11/2024</text:p>
          </table:table-cell>
          <table:table-cell table:style-name="ce20" office:value-type="string" calcext:value-type="string">
            <text:p>Mens. 11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2-18" calcext:value-type="date">
            <text:p>18/12/2024</text:p>
          </table:table-cell>
          <table:table-cell table:style-name="ce22" table:formula="of:=[.C5]-[.F5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4-12-31" calcext:value-type="date">
            <text:p>31/12/2024</text:p>
          </table:table-cell>
          <table:table-cell table:style-name="ce20" office:value-type="string" calcext:value-type="string">
            <text:p>Mens. 12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5-01-08" calcext:value-type="date">
            <text:p>08/01/2025</text:p>
          </table:table-cell>
          <table:table-cell table:style-name="ce22" table:formula="of:=[.C6]-[.F6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1-31" calcext:value-type="date">
            <text:p>31/01/2025</text:p>
          </table:table-cell>
          <table:table-cell table:style-name="ce20" office:value-type="string" calcext:value-type="string">
            <text:p>Mens. 01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2-06" calcext:value-type="date">
            <text:p>06/02/2025</text:p>
          </table:table-cell>
          <table:table-cell table:style-name="ce22" table:formula="of:=[.C7]-[.F7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2-28" calcext:value-type="date">
            <text:p>28/02/2025</text:p>
          </table:table-cell>
          <table:table-cell table:style-name="ce20" office:value-type="string" calcext:value-type="string">
            <text:p>Mens. 02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3-11" calcext:value-type="date">
            <text:p>11/03/2025</text:p>
          </table:table-cell>
          <table:table-cell table:style-name="ce22" table:formula="of:=[.C8]-[.F8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3-31" calcext:value-type="date">
            <text:p>31/03/2025</text:p>
          </table:table-cell>
          <table:table-cell table:style-name="ce20" office:value-type="string" calcext:value-type="string">
            <text:p>Mens. 03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4-10" calcext:value-type="date">
            <text:p>10/04/2025</text:p>
          </table:table-cell>
          <table:table-cell table:style-name="ce22" table:formula="of:=[.C9]-[.F9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4-30" calcext:value-type="date">
            <text:p>30/04/2025</text:p>
          </table:table-cell>
          <table:table-cell table:style-name="ce20" office:value-type="string" calcext:value-type="string">
            <text:p>Mens. 04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5-28" calcext:value-type="date">
            <text:p>28/05/2025</text:p>
          </table:table-cell>
          <table:table-cell table:style-name="ce22" table:formula="of:=[.C10]-[.F10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0" office:value-type="string" calcext:value-type="string">
            <text:p>Alteração no quadro societário</text:p>
          </table:table-cell>
          <table:table-cell table:style-name="ce22" office:value-type="float" office:value="700" calcext:value-type="float">
            <text:p>7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700" calcext:value-type="float">
            <text:p>700,00</text:p>
          </table:table-cell>
          <table:table-cell table:style-name="ce17" office:value-type="date" office:date-value="2025-06-18" calcext:value-type="date">
            <text:p>18/06/2025</text:p>
          </table:table-cell>
          <table:table-cell table:style-name="ce22" table:formula="of:=[.C11]-[.F11]" office:value-type="float" office:value="0" calcext:value-type="float">
            <text:p>-</text:p>
          </table:table-cell>
          <table:table-cell table:style-name="ce15" office:value-type="string" calcext:value-type="string" table:number-columns-spanned="1" table:number-rows-spanned="2">
            <text:p>PG – 18/06/2025 – 200,00</text:p>
            <text:p>PG – 07/07/2025 – 100,00</text:p>
            <text:p>PG – 11/08/2025 – 200,00</text:p>
            <text:p>PG – 16/09/2025 – 200,00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0" office:value-type="string" calcext:value-type="string">
            <text:p>Mens. 05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6-18" calcext:value-type="date">
            <text:p>18/06/2025</text:p>
          </table:table-cell>
          <table:table-cell table:style-name="ce22" table:formula="of:=[.C12]-[.F12]" office:value-type="float" office:value="0" calcext:value-type="float">
            <text:p>-</text:p>
          </table:table-cell>
          <table:covered-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6-30" calcext:value-type="date">
            <text:p>30/06/2025</text:p>
          </table:table-cell>
          <table:table-cell table:style-name="ce20" office:value-type="string" calcext:value-type="string">
            <text:p>Mens. 06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7-07" calcext:value-type="date">
            <text:p>07/07/2025</text:p>
          </table:table-cell>
          <table:table-cell table:style-name="ce22" table:formula="of:=[.C13]-[.F13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7-31" calcext:value-type="date">
            <text:p>31/07/2025</text:p>
          </table:table-cell>
          <table:table-cell table:style-name="ce20" office:value-type="string" calcext:value-type="string">
            <text:p>Mens. 07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8-11" calcext:value-type="date">
            <text:p>11/08/2025</text:p>
          </table:table-cell>
          <table:table-cell table:style-name="ce22" table:formula="of:=[.C14]-[.F14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8-31" calcext:value-type="date">
            <text:p>31/08/2025</text:p>
          </table:table-cell>
          <table:table-cell table:style-name="ce20" office:value-type="string" calcext:value-type="string">
            <text:p>Mens. 08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9-16" calcext:value-type="date">
            <text:p>16/09/2025</text:p>
          </table:table-cell>
          <table:table-cell table:style-name="ce22" table:formula="of:=[.C15]-[.F15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9-30" calcext:value-type="date">
            <text:p>30/09/2025</text:p>
          </table:table-cell>
          <table:table-cell table:style-name="ce20" office:value-type="string" calcext:value-type="string">
            <text:p>Mens. 09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10-08" calcext:value-type="date">
            <text:p>08/10/2025</text:p>
          </table:table-cell>
          <table:table-cell table:style-name="ce22" table:formula="of:=[.C16]-[.F16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8" table:number-columns-repeated="6"/>
          <table:table-cell table:style-name="ce40" office:value-type="string" calcext:value-type="string">
            <text:p>TOTAL</text:p>
          </table:table-cell>
          <table:table-cell table:style-name="ce21" table:formula="of:=SUM([.H2:.H16])" office:value-type="float" office:value="0" calcext:value-type="float">
            <text:p>-</text:p>
          </table:table-cell>
          <table:table-cell table:style-name="ce38"/>
          <table:table-cell table:number-columns-repeated="55"/>
        </table:table-row>
        <table:table-row table:style-name="ro2" table:number-rows-repeated="65517">
          <table:table-cell table:number-columns-repeated="64"/>
        </table:table-row>
        <table:table-row table:style-name="ro3" table:number-rows-repeated="98301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month number:textual="true"/>
      <number:text> </number:text>
      <number:year/>
    </number:date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date-style style:name="N121">
      <number:day number:style="long"/>
      <number:text>. </number:text>
      <number:month number:textual="true"/>
      <number:text> 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3P0"/>
    </number:number-style>
    <number:currency-style style:name="N12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day number:style="long"/>
      <number:text>.</number:text>
      <number:month number:style="long"/>
      <number:text>.</number:text>
      <number:year/>
    </number:dat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">
      <number:text>(</number:text>
      <number:number number:decimal-places="2" number:min-decimal-places="2" number:min-integer-digits="1" number:grouping="true"/>
      <number:text>)</number:text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9">
      <number:text>-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time-style style:name="N133">
      <number:hours/>
      <number:text>:</number:text>
      <number:minutes number:style="long"/>
      <number:text> </number:text>
      <number:am-pm/>
    </number:time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41">
      <number:minutes number:style="long"/>
      <number:text>:</number:text>
      <number:seconds number:style="long"/>
      <number:text>,</number:text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</number:tim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date-style style:name="N14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6">
      <number:day number:style="long"/>
      <number:text>. </number:text>
      <number:month number:textual="true"/>
    </number:dat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Liberation Sans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09:40:56.838463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17">00/00/0000</text:date></text:span><text:span text:style-name="MT2"><text:s/>- </text:span><text:span text:style-name="MT2"><text:time style:data-style-name="N2" text:time-value="09:40:56.840359700">00:00:00</text:time></text:span><text:span text:style-name="MT2"><text:time style:data-style-name="N2" text:time-value="09:40:56.840400500">00:00:00</text:time></text:span></text:p>
        </style:region-center>
        <style:region-right>
          <text:p><text:span text:style-name="MT3">Dois Amores Bolos &amp; Artes Sociedade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Dois Amores Bolos &amp; Artes Sociedade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6:32Z</meta:creation-date>
    <dc:date>2025-10-17T09:41:58.135735300</dc:date>
    <meta:editing-cycles>695</meta:editing-cycles>
    <meta:editing-duration>PT1H50M16S</meta:editing-duration>
    <meta:print-date>2022-07-04T10:09:13.162219555</meta:print-date>
    <meta:document-statistic meta:table-count="1" meta:cell-count="116" meta:object-count="0"/>
    <meta:user-defined meta:name="Info 0"/>
    <meta:user-defined meta:name="Info 1"/>
    <meta:user-defined meta:name="Info 2"/>
    <meta:user-defined meta:name="Info 3"/>
  </office:meta>
</office:document-meta>
</file>